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2.575in"/>
    </style:style>
    <style:style style:name="Table1.B" style:family="table-column">
      <style:table-column-properties style:column-width="3.6917in"/>
    </style:style>
    <style:style style:name="Table1.1" style:family="table-row">
      <style:table-row-properties style:min-row-height="0.3646in" fo:keep-together="auto"/>
    </style:style>
    <style:style style:name="Table1.A1" style:family="table-cell">
      <style:table-cell-properties style:vertical-align="" fo:padding="0in" fo:border="1.5pt solid #b6b6b6"/>
    </style:style>
    <style:style style:name="Table1.2" style:family="table-row">
      <style:table-row-properties style:min-row-height="0.3958in" fo:keep-together="auto"/>
    </style:style>
    <style:style style:name="Table1.3" style:family="table-row">
      <style:table-row-properties style:min-row-height="0.3854in" fo:keep-together="auto"/>
    </style:style>
    <style:style style:name="Table1.5" style:family="table-row">
      <style:table-row-properties style:min-row-height="0.7618in" fo:keep-together="auto"/>
    </style:style>
    <style:style style:name="P1" style:family="paragraph" style:parent-style-name="Standard">
      <style:text-properties fo:color="#003846" fo:font-size="24pt" style:font-size-asian="24pt" style:font-size-complex="2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master-page-name="Standard">
      <style:paragraph-properties fo:margin-left="0in" fo:margin-right="0in" fo:text-indent="0.5in" style:auto-text-indent="false" style:page-number="1"/>
    </style:style>
    <style:style style:name="P5" style:family="paragraph" style:parent-style-name="Standard">
      <style:paragraph-properties fo:margin-top="0.1665in" fo:margin-bottom="0.1665in" loext:contextual-spacing="false" fo:line-height="100%"/>
      <style:text-properties fo:color="#ff0000" fo:font-size="12pt" style:font-size-asian="12pt" style:font-size-complex="12pt"/>
    </style:style>
    <style:style style:name="P6" style:family="paragraph" style:parent-style-name="Standard">
      <style:paragraph-properties fo:margin-top="0.1665in" fo:margin-bottom="0.1665in" loext:contextual-spacing="false" fo:line-height="100%"/>
    </style:style>
    <style:style style:name="P7" style:family="paragraph" style:parent-style-name="Standard">
      <style:paragraph-properties fo:margin-top="0.1665in" fo:margin-bottom="0.1665in" loext:contextual-spacing="false" fo:line-height="100%" fo:text-align="justify" style:justify-single-word="false"/>
    </style:style>
    <style:style style:name="P8" style:family="paragraph" style:parent-style-name="Standard">
      <style:paragraph-properties fo:margin-top="0.1665in" fo:margin-bottom="0.1665in" loext:contextual-spacing="false" fo:line-height="100%"/>
      <style:text-properties fo:font-size="12pt" style:font-size-asian="12pt" style:font-size-complex="12pt"/>
    </style:style>
    <style:style style:name="P9" style:family="paragraph" style:parent-style-name="Standard">
      <style:paragraph-properties fo:margin-top="0.1665in" fo:margin-bottom="0.1665in" loext:contextual-spacing="false" fo:line-height="100%" fo:text-align="justify" style:justify-single-word="false"/>
      <style:text-properties fo:font-size="12pt" style:font-size-asian="12pt" style:font-size-complex="12pt"/>
    </style:style>
    <style:style style:name="P10" style:family="paragraph" style:parent-style-name="Standard">
      <style:paragraph-properties fo:margin-left="0.0972in" fo:margin-right="0in" fo:margin-top="0.0138in" fo:margin-bottom="0in" loext:contextual-spacing="false" fo:line-height="100%" fo:text-indent="0in" style:auto-text-indent="false"/>
    </style:style>
    <style:style style:name="P11" style:family="paragraph" style:parent-style-name="Standard">
      <style:paragraph-properties fo:margin-left="0.111in" fo:margin-right="0in" fo:margin-top="0.0835in" fo:margin-bottom="0in" loext:contextual-spacing="false" fo:line-height="100%" fo:text-indent="0in" style:auto-text-indent="false"/>
    </style:style>
    <style:style style:name="P1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5" style:family="paragraph" style:parent-style-name="Standard">
      <style:paragraph-properties fo:margin-left="0in" fo:margin-right="0in" fo:margin-top="0.1665in" fo:margin-bottom="0.1665in" loext:contextual-spacing="false" fo:line-height="100%" fo:text-indent="0in" style:auto-text-indent="false"/>
      <style:text-properties fo:font-size="12pt" style:font-size-asian="12pt" style:font-size-complex="12pt"/>
    </style:style>
    <style:style style:name="T1" style:family="text">
      <style:text-properties fo:font-size="36pt" style:font-size-asian="36pt" style:font-size-complex="36pt"/>
    </style:style>
    <style:style style:name="T2" style:family="text">
      <style:text-properties fo:color="#003846" fo:font-size="14pt" style:font-size-asian="14pt" style:font-size-complex="14pt"/>
    </style:style>
    <style:style style:name="T3" style:family="text">
      <style:text-properties fo:color="#003846" fo:font-size="24pt" style:font-size-asian="24pt" style:font-size-complex="24pt"/>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rophée NSI - Édition 2025</text:span></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10"><text:span text:style-name="T2">Nom de votre projet :</text:span></text:p>
            <text:p text:style-name="Standard"><text:tab/><text:tab/></text:p>
          </table:table-cell>
          <table:table-cell table:style-name="Table1.A1" office:value-type="string">
            <text:p text:style-name="P11"><text:span text:style-name="T2">Creative Core</text:span></text:p>
            <text:p text:style-name="Standard"><text:tab/><text:tab/></text:p>
          </table:table-cell>
        </table:table-row>
        <table:table-row table:style-name="Table1.2">
          <table:table-cell table:style-name="Table1.A1" office:value-type="string">
            <text:p text:style-name="P10"><text:span text:style-name="T2">Membres de l’équipe :</text:span></text:p>
            <text:p text:style-name="Standard"><text:tab/><text:tab/></text:p>
          </table:table-cell>
          <table:table-cell table:style-name="Table1.A1" office:value-type="string">
            <text:p text:style-name="P10"><text:span text:style-name="T2">Taddeo Boisseuil-Marcil</text:span></text:p>
            <text:p text:style-name="P10"><text:span text:style-name="T2">Paul Baumard</text:span></text:p>
            <text:p text:style-name="P10"><text:span text:style-name="T2">Abel Bossard</text:span></text:p>
            <text:p text:style-name="P10"><text:span text:style-name="T2">Tybalt Debruyne</text:span></text:p>
            <text:p text:style-name="Standard"><text:tab/><text:tab/></text:p>
          </table:table-cell>
        </table:table-row>
        <table:table-row table:style-name="Table1.3">
          <table:table-cell table:style-name="Table1.A1" office:value-type="string">
            <text:p text:style-name="P10"><text:span text:style-name="T2">Niveau d’étude <text:tab/>:</text:span></text:p>
            <text:p text:style-name="Standard"><text:tab/><text:tab/></text:p>
          </table:table-cell>
          <table:table-cell table:style-name="Table1.A1" office:value-type="string">
            <text:p text:style-name="P10"><text:span text:style-name="T2">Terminale générale</text:span></text:p>
            <text:p text:style-name="Standard"><text:tab/><text:tab/></text:p>
          </table:table-cell>
        </table:table-row>
        <table:table-row table:style-name="Table1.3">
          <table:table-cell table:style-name="Table1.A1" office:value-type="string">
            <text:p text:style-name="P10"><text:span text:style-name="T2">Établissement scolaire :</text:span></text:p>
            <text:p text:style-name="Standard"/>
          </table:table-cell>
          <table:table-cell table:style-name="Table1.A1" office:value-type="string">
            <text:p text:style-name="P11"><text:span text:style-name="T2">Lycée Descartes Tours </text:span></text:p>
            <text:p text:style-name="Standard"><text:tab/><text:tab/></text:p>
          </table:table-cell>
        </table:table-row>
        <table:table-row table:style-name="Table1.5">
          <table:table-cell table:style-name="Table1.A1" office:value-type="string">
            <text:p text:style-name="P10"><text:span text:style-name="T2">Enseignante/enseignant de NSI :</text:span></text:p>
            <text:p text:style-name="Standard"><text:tab/><text:tab/></text:p>
          </table:table-cell>
          <table:table-cell table:style-name="Table1.A1" office:value-type="string">
            <text:p text:style-name="P11"><text:span text:style-name="T2">Frédéric Payant</text:span></text:p>
            <text:p text:style-name="Standard"><text:tab/><text:tab/></text:p>
          </table:table-cell>
        </table:table-row>
      </table:table>
      <text:p text:style-name="Standard"/>
      <text:p text:style-name="Standard"/>
      <text:p text:style-name="Standard"/>
      <text:p text:style-name="Standard"><text:span text:style-name="T3">&gt; Présentation générale :</text:span></text:p>
      <text:p text:style-name="P1"/>
      <text:p text:style-name="P2"><text:span text:style-name="T4">Quand notre professeur de NSI nous a parlé de ce concours et nous a renseigné sur le thème de celui-ci, Taddeo, Abel et Tybalt pratiquant tous des formes d’arts différents, nous avons tout de suite su que ce projet allait nous plaire.<text:line-break/>Et effectivement, au bout de quatre mois de travail collectif, nous sommes heureux (et soulagés) de vous présenter notre projet : Creative Core.</text:span></text:p>
      <text:p text:style-name="P3"/>
      <text:p text:style-name="P2"><text:span text:style-name="T4">L’idée de faire un jeu mêlant art et informatique nous a paru immédiatement évident, cependant la forme exacte de ce jeu était encore débattue, entre un jeu de gestion pour Paul et Taddeo et un jeu contemplatif pour Tybalt et Abel, nous avons fini par garder le meilleur des deux mondes en combinant les deux idées !<text:line-break/></text:span></text:p>
      <text:p text:style-name="P2"><text:span text:style-name="T4">Notre problématique initiale pour commencer ce projet a été de lier art et informatique de la meilleure manière possible, il fallait autant retrouver un aspect artistique et sensible qu’un aspect plus terre à terre et objectif du numérique.<text:line-break/>Nous pensons avoir trouvé cet équilibre grâce à la narration du jeu, les visuels et le système de peinture, offrant tous une dimension artistique et créative indispensable, mais gardant le thème du numérique et de l’informatique important par les robots, les décors et les dialogues du jeu.</text:span></text:p>
      <text:p text:style-name="P2"><text:span text:style-name="T4">Enfin, après une petite semaine de discussion, nous nous sommes mis d’accord sur les fonctionnalités principales du jeu et directement mis au travail à partir des vacances de la Toussaint.</text:span></text:p>
      <text:p text:style-name="P3"/>
      <text:p text:style-name="P2"><text:span text:style-name="T4">Notre objectif pour ce projet est de fournir une expérience vidéoludique complète : peu ou pas de bugs, un début et une fin, une narration, un </text:span><text:span text:style-name="T5">gameplay </text:span><text:span text:style-name="T4">maîtrisé…</text:span></text:p>
      <text:p text:style-name="P2"><text:span text:style-name="T4">Notre projet souhaite aussi refléter un processus créatif accompli : une histoire cohérente, une pâte graphique claire et surtout de beaux graphismes.</text:span></text:p>
      <text:p text:style-name="P2"><text:span text:style-name="T4">Bref, une expérience plaisante et inspirante pour le joueur.</text:span></text:p>
      <text:p text:style-name="P2"><text:span text:style-name="T4">Nous savions que le projet allait être conséquent, ainsi la qualité de notre code allait être décisive pour mener à bien toutes les fonctionnalités prévues, l’organisation et la planification du code allaient êtres fortement mis en valeur dès le début du projet pour éviter la dette technique.</text:span></text:p>
      <text:p text:style-name="P3"/>
      <text:p text:style-name="P2"><text:span text:style-name="T4">Nous espérons qu'en offrant un code clair et, essentiellement, un bon jeu, nous allons inspirer d’autres élèves comme nous de créer leur propre jeu.<text:line-break/>Et ainsi, promouvoir ce médium formidable qu’est le jeu vidéo.</text:span></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4"><text:line-break/><text:line-break/>l’équipe se compose de 4 membres:9<text:line-break/><text:tab/>Taddeo : Élève de terminale avec les spécialités NSI et arts plastiques, il s'est occupé, grâce à sa deuxième spécialité, de toute la partie graphique du jeu. Il a réalisé des spritesheets et crée un système d'animation qui lit ces images et les joue en jeu. Il a également mis en place un système de particules grâce à Pygame, permettant d'ajouter des détails aux déplacements des robots, par exemple. Il n'a pas compté le temps consacré au projet, mais celui-ci est de l'ordre de plusieurs dizaines d'heures.</text:span></text:p>
      <text:p text:style-name="P7"><text:span text:style-name="T4"><text:tab/>-Paul : élève de terminale avec spécialités NSI et mathématiques. Il est l'architecte principal du projet. Il est clairement le plus à l'aise de nous quatre en programmation et a aidé, résolu les problèmes de tous en plus de grandement contribuer à écrire le code quelle partie qu’elle soit. Il a nettoyé le code en séparant en plusieurs fichiers, en commentant beaucoup et à penser ce système de classe.<text:line-break/>les 2 autres</text:span></text:p>
      <text:p text:style-name="P7"><text:span text:style-name="T4"><text:line-break/>Parler qu’on a utilisé discord et github, comment on s’est répartie les tâches </text:span></text:p>
      <text:p text:style-name="P7"><text:span text:style-name="T4"><text:tab/>Abel : élève de terminal avec spécialités Mathématiques et NSI avec les options maths expertes et musiques.Il s’est occupé de tous les dialogues du jeu, de son histoire, des sons ainsi que de choses annexes. Grâce à sa pratique d’instrument, il a enregistré et créé les musiques et les sons du jeu. Il a également crée quelques sprites. Enfin, il s’est occupé de la documentation, et d’aider sur certaines parties du code.</text:span></text:p>
      <text:p text:style-name="P9"/>
      <text:p text:style-name="P9"/>
      <text:p text:style-name="P7"><text:span text:style-name="T4">ETAPES</text:span></text:p>
      <text:p text:style-name="P9"><text:soft-page-break/></text:p>
      <text:p text:style-name="P7"><text:span text:style-name="T4">Tout a commencé par un brainstorming entre nous quatre sur comment aborder le sujet de l'art et l'informatique. Nous n'étions pas d’accord entre un jeu contemplatif et un plus classique disons. Malgré tout nous étions raccord sur l’envie de faire un jeu. Nous nous sommes alors lancé sur un compromis : le jeu <text:s/>comportera une partie plus contemplative de création de tableau et une partie de jeu de gestion.<text:line-break/>La première étape de construction a été l'implémentation d’un système d'étage via un changement d’écran car nous avons choisi un jeu de profil. Ensuite nous avons ajouté la possibilité d’ajouter des objets en tout genre dans le jeu, des “placeables”. Ils sont indispensable au jeu car servent autant de bouton que d’objet placeable par le joueur, auquel ont peut attribuer une texture souhaitée </text:span></text:p>
      <text:p text:style-name="P8"/>
      <text:p text:style-name="P6"><text:span text:style-name="T4">Etapes (non exhaustives) des implémentations:</text:span></text:p>
      <text:list xml:id="list3799856902" text:style-name="WWNum1">
        <text:list-item>
          <text:p text:style-name="P12"><text:span text:style-name="T4">Le système de coordonnée</text:span></text:p>
        </text:list-item>
        <text:list-item>
          <text:p text:style-name="P13"><text:span text:style-name="T4">Les objets affichés dans les étages (placeable)</text:span></text:p>
        </text:list-item>
        <text:list-item>
          <text:p text:style-name="P13"><text:span text:style-name="T4">La navigation entre les étages</text:span></text:p>
        </text:list-item>
        <text:list-item>
          <text:p text:style-name="P13"><text:span text:style-name="T4">Les popups d’information</text:span></text:p>
        </text:list-item>
        <text:list-item>
          <text:p text:style-name="P13"><text:span text:style-name="T4">L’inventaire</text:span></text:p>
        </text:list-item>
        <text:list-item>
          <text:p text:style-name="P13"><text:span text:style-name="T4">Le mode de construction</text:span></text:p>
        </text:list-item>
        <text:list-item>
          <text:p text:style-name="P13"><text:span text:style-name="T4">Les robots</text:span></text:p>
        </text:list-item>
        <text:list-item>
          <text:p text:style-name="P13"><text:span text:style-name="T4">Amélioration visuelle globale (cadres, surlignage …)</text:span></text:p>
        </text:list-item>
        <text:list-item>
          <text:p text:style-name="P13"><text:span text:style-name="T4">Système de peinture</text:span></text:p>
        </text:list-item>
        <text:list-item>
          <text:p text:style-name="P13"><text:span text:style-name="T4">Animations</text:span></text:p>
        </text:list-item>
        <text:list-item>
          <text:p text:style-name="P13"><text:span text:style-name="T4">Base de donnée locale</text:span></text:p>
        </text:list-item>
        <text:list-item>
          <text:p text:style-name="P13"><text:span text:style-name="T4">Refactoring massif de presque tout le code</text:span></text:p>
        </text:list-item>
        <text:list-item>
          <text:p text:style-name="P13"><text:span text:style-name="T4">Effets de particules</text:span></text:p>
        </text:list-item>
        <text:list-item>
          <text:p text:style-name="P13"><text:span text:style-name="T4">Refonte du système de sauvegarde pour la mettre sur un serveur</text:span></text:p>
        </text:list-item>
        <text:list-item>
          <text:p text:style-name="P13"><text:span text:style-name="T4">Effort sur la compatibilité et la stabilité sur différents systèmes (venv)</text:span></text:p>
        </text:list-item>
        <text:list-item>
          <text:p text:style-name="P13"><text:span text:style-name="T4">Système de déblocage des fonctionnalités et étages</text:span></text:p>
        </text:list-item>
        <text:list-item>
          <text:p text:style-name="P14"><text:span text:style-name="T4">Refonte totale du système de peinture</text:span></text:p>
        </text:list-item>
      </text:list>
      <text:p text:style-name="P15"><text:soft-page-break/></text:p>
      <text:p text:style-name="P8"/>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5" meta:paragraph-count="57" meta:word-count="912" meta:character-count="5525" meta:non-whitespace-character-count="4648"/>
    <meta:generator>LibreOfficeDev/6.0.5.2$Linux_X86_64 LibreOffice_project/</meta:generator>
  </office:meta>
</office:document-meta>
</file>